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5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SK_20_Cou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K Count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SK_20_Counts" style:display-name="PageStyle_TSK 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0:50</meta:creation-date>
    <dc:date>2017-05-23T21:38:17</dc:date>
    <meta:editing-duration>P0D</meta:editing-duration>
    <meta:generator>LibreOffice/6.0.0.2$Windows_X86_64 LibreOffice_project/06b618bb6f431d27fd2def25aa19c833e29b61cd</meta:generator>
    <meta:document-statistic meta:table-count="1" meta:cell-count="11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